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B00000134873763AF23ECA319.png" manifest:media-type="image/png"/>
  <manifest:file-entry manifest:full-path="Pictures/1000020100000413000002EB1C4ABFFE58C200E4.png" manifest:media-type="image/png"/>
  <manifest:file-entry manifest:full-path="Pictures/1000020100000420000002E63BD216753A2A1DF5.png" manifest:media-type="image/png"/>
  <manifest:file-entry manifest:full-path="Pictures/10000201000004330000034210EAA0405B27DF01.png" manifest:media-type="image/png"/>
  <manifest:file-entry manifest:full-path="Pictures/10000201000003D70000034BC4757CBF49698D2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2a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1" text:anchor-type="char" svg:width="17cm" svg:height="22.202cm" draw:z-index="0"><draw:image xlink:href="Pictures/10000201000003D70000034BC4757CBF49698D2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2" text:anchor-type="char" svg:width="17cm" svg:height="20.973cm" draw:z-index="1"><draw:image xlink:href="Pictures/10000201000004330000034210EAA0405B27DF0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17cm" svg:height="20.865cm" draw:z-index="2"><draw:image xlink:href="Pictures/1000020100000420000002E63BD216753A2A1DF5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width="17cm" svg:height="21.62cm" draw:z-index="3"><draw:image xlink:href="Pictures/1000020100000413000002EB1C4ABFFE58C200E4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5" text:anchor-type="char" svg:width="17cm" svg:height="8.86cm" draw:z-index="4"><draw:image xlink:href="Pictures/100002010000043B00000134873763AF23ECA31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1:53:40.392124520</meta:creation-date>
    <dc:date>2022-06-12T11:56:05.564221594</dc:date>
    <meta:editing-duration>PT2M25S</meta:editing-duration>
    <meta:editing-cycles>1</meta:editing-cycles>
    <meta:document-statistic meta:table-count="0" meta:image-count="5" meta:object-count="0" meta:page-count="8" meta:paragraph-count="0" meta:word-count="0" meta:character-count="0" meta:non-whitespace-character-count="0"/>
    <meta:generator>LibreOffice/6.4.7.2$Linux_X86_64 LibreOffice_project/40$Build-2</meta:generator>
  </office:meta>
</office:document-meta>
</file>